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b198" officeooo:paragraph-rsid="0001b1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njour tous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09-14T14:51:32.990000000</dc:date>
    <meta:editing-duration>PT32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1"/>
  </office:meta>
</office:document-meta>
</file>